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4.111cm"/>
      <style:paragraph-properties style:writing-mode="lr-tb"/>
    </style:style>
    <style:style style:name="pr30" style:family="presentation" style:parent-style-name="Default-outline1">
      <style:graphic-properties fo:min-height="12.18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18.889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cm" style:writing-mode="lr-tb"/>
      <style:text-properties fo:font-size="22pt" style:font-size-asian="22pt" style:font-size-complex="22pt"/>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writing-mode="lr-tb"/>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25" style:family="paragraph">
      <style:paragraph-properties fo:margin-top="0cm" fo:margin-bottom="0cm" style:text-autospace="none"/>
      <style:text-properties style:font-name="Consolas4" fo:font-size="16pt" style:font-name-asian="Consolas4" style:font-size-asian="16pt" style:font-name-complex="Consolas4" style:font-size-complex="16pt"/>
    </style:style>
    <style:style style:name="P26" style:family="paragraph">
      <loext:graphic-properties draw:fill-color="#ffffff"/>
    </style:style>
    <style:style style:name="P27" style:family="paragraph">
      <style:paragraph-properties fo:margin-top="0cm" fo:margin-bottom="0cm" style:text-autospace="none"/>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P28" style:family="paragraph">
      <style:paragraph-properties fo:margin-top="0cm" fo:margin-bottom="0cm" style:text-autospace="none"/>
      <style:text-properties fo:color="#000000" loext:opacity="100%" style:font-name="Consolas4" fo:font-size="16pt" style:font-name-asian="Consolas4" style:font-size-asian="16pt" style:font-name-complex="Consolas4" style:font-size-complex="16pt"/>
    </style:style>
    <style:style style:name="P29" style:family="paragraph">
      <style:paragraph-properties fo:margin-top="0cm" fo:margin-bottom="0cm"/>
      <style:text-properties fo:font-size="16pt" style:font-size-asian="16pt" style:font-size-complex="16pt"/>
    </style:style>
    <style:style style:name="P30" style:family="paragraph">
      <style:paragraph-properties fo:margin-top="0cm" fo:margin-bottom="0cm" style:text-autospace="none"/>
      <style:text-properties style:font-name="Consolas" fo:font-size="16pt" style:font-name-asian="Consolas4" style:font-size-asian="16pt" style:font-name-complex="Consolas4" style:font-size-complex="16pt"/>
    </style:style>
    <style:style style:name="P31" style:family="paragraph">
      <style:paragraph-properties fo:margin-top="0cm" fo:margin-bottom="0cm"/>
      <style:text-properties style:font-name="Consolas" fo:font-size="16pt" style:font-size-asian="16pt" style:font-size-complex="16pt"/>
    </style:style>
    <style:style style:name="P32" style:family="paragraph">
      <style:paragraph-properties fo:margin-left="0cm" fo:margin-right="0cm" fo:margin-top="0cm" fo:margin-bottom="0.4cm" fo:text-indent="0cm"/>
    </style:style>
    <style:style style:name="P33" style:family="paragraph">
      <style:paragraph-properties fo:margin-left="0cm" fo:margin-right="0cm" fo:margin-top="0cm" fo:margin-bottom="0.499cm" fo:text-indent="0cm"/>
    </style:style>
    <style:style style:name="P34" style:family="paragraph">
      <style:paragraph-properties fo:margin-top="0cm" fo:margin-bottom="0cm" fo:text-align="start" style:writing-mode="lr-tb"/>
      <style:text-properties fo:font-size="20pt" style:font-size-asian="20pt" style:font-size-complex="20pt"/>
    </style:style>
    <style:style style:name="P35" style:family="paragraph">
      <style:paragraph-properties style:writing-mode="lr-tb"/>
      <style:text-properties fo:font-size="20pt" style:font-size-asian="20pt" style:font-size-complex="20pt"/>
    </style:style>
    <style:style style:name="P36" style:family="paragraph">
      <style:paragraph-properties style:writing-mode="lr-tb"/>
      <style:text-properties fo:font-size="26pt" style:font-size-asian="26pt" style:font-size-complex="26pt"/>
    </style:style>
    <style:style style:name="P37"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4" fo:font-size="16pt" style:font-name-asian="Consolas4" style:font-size-asian="16pt" style:font-name-complex="Consolas4" style:font-size-complex="16pt"/>
    </style:style>
    <style:style style:name="T11" style:family="text">
      <style:text-properties fo:color="#3f7f7f" loext:opacity="100%" style:font-name="Consolas4" fo:font-size="16pt" style:font-name-asian="Consolas4" style:font-size-asian="16pt" style:font-name-complex="Consolas4" style:font-size-complex="16pt"/>
    </style:style>
    <style:style style:name="T12" style:family="text">
      <style:text-properties fo:color="#7f007f" loext:opacity="100%" style:font-name="Consolas4" fo:font-size="16pt" style:font-name-asian="Consolas4" style:font-size-asian="16pt" style:font-name-complex="Consolas4" style:font-size-complex="16pt"/>
    </style:style>
    <style:style style:name="T13" style:family="text">
      <style:text-properties fo:color="#000000" loext:opacity="100%" style:font-name="Consolas4" fo:font-size="16pt" style:font-name-asian="Consolas4" style:font-size-asian="16pt" style:font-name-complex="Consolas4" style:font-size-complex="16pt"/>
    </style:style>
    <style:style style:name="T14"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7" fo:font-size="16pt" style:font-name-asian="Consolas2" style:font-size-asian="16pt" style:font-name-complex="Consolas2" style:font-size-complex="16pt"/>
    </style:style>
    <style:style style:name="T74" style:family="text">
      <style:text-properties fo:color="#000000" loext:opacity="100%" style:font-name="Consolas7" fo:font-size="16pt" style:font-name-asian="Consolas2" style:font-size-asian="16pt" style:font-name-complex="Consolas2" style:font-size-complex="16pt"/>
    </style:style>
    <style:style style:name="T75" style:family="text">
      <style:text-properties style:font-name="Consolas7"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color="#7f0055" loext:opacity="100%" style:font-name="Consolas4" fo:font-size="22pt" fo:font-weight="bold" style:font-name-asian="Consolas4" style:font-size-asian="22pt" style:font-weight-asian="bold" style:font-name-complex="Consolas4" style:font-size-complex="22pt" style:font-weight-complex="bold"/>
    </style:style>
    <style:style style:name="T82" style:family="text">
      <style:text-properties fo:color="#000000" loext:opacity="100%" style:font-name="Consolas4" fo:font-size="22pt" style:font-name-asian="Consolas4" style:font-size-asian="22pt" style:font-name-complex="Consolas4" style:font-size-complex="22pt"/>
    </style:style>
    <style:style style:name="T83" style:family="text">
      <style:text-properties fo:color="#000080" loext:opacity="100%" style:font-name="Consolas4" fo:font-size="22pt" fo:font-weight="bold" style:font-name-asian="Consolas4" style:font-size-asian="22pt" style:font-weight-asian="bold" style:font-name-complex="Consolas4" style:font-size-complex="22pt" style:font-weight-complex="bold"/>
    </style:style>
    <style:style style:name="T84" style:family="text">
      <style:text-properties style:font-name="Consolas4" fo:font-size="22pt" style:font-name-asian="Consolas4" style:font-size-asian="22pt" style:font-name-complex="Consolas4" style:font-size-complex="22pt"/>
    </style:style>
    <style:style style:name="T85" style:family="text">
      <style:text-properties fo:color="#808080" loext:opacity="100%" style:font-name="Consolas4" fo:font-size="22pt" fo:font-weight="bold" style:font-name-asian="Consolas4" style:font-size-asian="22pt" style:font-weight-asian="bold" style:font-name-complex="Consolas4" style:font-size-complex="22pt" style:font-weight-complex="bold"/>
    </style:style>
    <style:style style:name="T86" style:family="text">
      <style:text-properties fo:color="#008080" loext:opacity="100%" style:font-name="Consolas4" fo:font-size="22pt" fo:font-style="italic" fo:font-weight="bold" style:font-name-asian="Consolas4" style:font-size-asian="22pt" style:font-style-asian="italic" style:font-weight-asian="bold" style:font-name-complex="Consolas4" style:font-size-complex="22pt" style:font-style-complex="italic" style:font-weight-complex="bold"/>
    </style:style>
    <style:style style:name="T87" style:family="text">
      <style:text-properties fo:color="#000080" loext:opacity="100%" style:font-name="Consolas4" fo:font-size="22pt" style:font-name-asian="Consolas4" style:font-size-asian="22pt" style:font-name-complex="Consolas4" style:font-size-complex="22pt"/>
    </style:style>
    <style:style style:name="T88" style:family="text">
      <style:text-properties fo:color="#000000" loext:opacity="100%" style:font-name="Consolas4" fo:font-size="22pt" fo:font-weight="bold" style:font-name-asian="Consolas4" style:font-size-asian="22pt" style:font-weight-asian="bold" style:font-name-complex="Consolas4" style:font-size-complex="22pt" style:font-weight-complex="bold"/>
    </style:style>
    <style:style style:name="T89" style:family="text">
      <style:text-properties fo:color="#6a3e3e" loext:opacity="100%" style:font-name="Consolas4" fo:font-size="22pt" fo:font-weight="bold" style:font-name-asian="Consolas4" style:font-size-asian="22pt" style:font-weight-asian="bold" style:font-name-complex="Consolas4" style:font-size-complex="22pt" style:font-weight-complex="bold"/>
    </style:style>
    <style:style style:name="T90" style:family="text">
      <style:text-properties fo:color="#000000" loext:opacity="100%" style:font-name="Consolas4" fo:font-size="22pt" fo:font-style="italic" style:font-name-asian="Consolas4" style:font-size-asian="22pt" style:font-style-asian="italic" style:font-name-complex="Consolas4" style:font-size-complex="22pt" style:font-style-complex="italic"/>
    </style:style>
    <style:style style:name="T91" style:family="text">
      <style:text-properties fo:color="#6a3e3e" loext:opacity="100%" style:font-name="Consolas4" fo:font-size="22pt" style:font-name-asian="Consolas4" style:font-size-asian="22pt" style:font-name-complex="Consolas4" style:font-size-complex="22pt"/>
    </style:style>
    <style:style style:name="T9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93"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94" style:family="text">
      <style:text-properties style:font-name="Consolas4" fo:font-size="16pt" style:font-name-asian="Consolas4" style:font-size-asian="16pt" style:font-name-complex="Consolas4" style:font-size-complex="16pt"/>
    </style:style>
    <style:style style:name="T95" style:family="text">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T9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97" style:family="text">
      <style:text-properties fo:color="#000080" loext:opacity="100%" style:font-name="Consolas4" fo:font-size="16pt" style:font-name-asian="Consolas4" style:font-size-asian="16pt" style:font-name-complex="Consolas4" style:font-size-complex="16pt"/>
    </style:style>
    <style:style style:name="T98"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99" style:family="text">
      <style:text-properties fo:color="#008000" loext:opacity="100%" style:font-name="Consolas4" fo:font-size="16pt" style:font-name-asian="Consolas4" style:font-size-asian="16pt" style:font-name-complex="Consolas4" style:font-size-complex="16pt"/>
    </style:style>
    <style:style style:name="T100"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01" style:family="text">
      <style:text-properties fo:color="#6a3e3e" loext:opacity="100%" style:font-name="Consolas4" fo:font-size="16pt" style:font-name-asian="Consolas4" style:font-size-asian="16pt" style:font-name-complex="Consolas4" style:font-size-complex="16pt"/>
    </style:style>
    <style:style style:name="T102"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0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4" style:family="text">
      <style:text-properties fo:color="#000000" loext:opacity="100%" style:font-name="Consolas2" fo:font-size="18pt" style:font-name-asian="Consolas2" style:font-size-asian="18pt" style:font-name-complex="Consolas2" style:font-size-complex="18pt"/>
    </style:style>
    <style:style style:name="T10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style:font-name="Consolas2" fo:font-size="18pt" style:font-name-asian="Consolas2" style:font-size-asian="18pt" style:font-name-complex="Consolas2" style:font-size-complex="18pt"/>
    </style:style>
    <style:style style:name="T10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09" style:family="text">
      <style:text-properties fo:color="#000080" loext:opacity="100%" style:font-name="Consolas2" fo:font-size="18pt" style:font-name-asian="Consolas2" style:font-size-asian="18pt" style:font-name-complex="Consolas2" style:font-size-complex="18pt"/>
    </style:style>
    <style:style style:name="T11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4" style:family="text">
      <style:text-properties fo:color="#6a3e3e" loext:opacity="100%" style:font-name="Consolas2" fo:font-size="18pt" style:font-name-asian="Consolas2" style:font-size-asian="18pt" style:font-name-complex="Consolas2" style:font-size-complex="18pt"/>
    </style:style>
    <style:style style:name="T115" style:family="text">
      <style:text-properties fo:color="#808000" loext:opacity="100%" style:font-name="Consolas4" fo:font-size="16pt" style:font-name-asian="Consolas4" style:font-size-asian="16pt" style:font-name-complex="Consolas4" style:font-size-complex="16pt"/>
    </style:style>
    <style:style style:name="T116"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17" style:family="text">
      <style:text-properties fo:color="#6a3e3e" loext:opacity="100%" style:font-name="Consolas2" fo:font-size="20pt" style:font-name-asian="Consolas2" style:font-size-asian="20pt" style:font-name-complex="Consolas2" style:font-size-complex="20pt"/>
    </style:style>
    <style:style style:name="T118"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19"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120"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121" style:family="text">
      <style:text-properties fo:color="#000000" loext:opacity="100%" style:font-name="Consolas4" fo:font-size="20pt" style:font-name-asian="Consolas4" style:font-size-asian="20pt" style:font-name-complex="Consolas4" style:font-size-complex="20pt"/>
    </style:style>
    <style:style style:name="T122"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123" style:family="text">
      <style:text-properties fo:color="#c0c0c0" loext:opacity="100%" style:font-name="Consolas4" fo:font-size="20pt" style:font-name-asian="Consolas4" style:font-size-asian="20pt" style:font-name-complex="Consolas4" style:font-size-complex="20pt"/>
    </style:style>
    <style:style style:name="T124"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125"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26"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27" style:family="text">
      <style:text-properties fo:color="#000000" loext:opacity="100%" style:font-name="Consolas4" fo:font-size="14pt" style:font-name-asian="Consolas4" style:font-size-asian="14pt" style:font-name-complex="Consolas4" style:font-size-complex="14pt"/>
    </style:style>
    <style:style style:name="T128"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29" style:family="text">
      <style:text-properties style:font-name="Consolas4" fo:font-size="14pt" style:font-name-asian="Consolas4" style:font-size-asian="14pt" style:font-name-complex="Consolas4" style:font-size-complex="14pt"/>
    </style:style>
    <style:style style:name="T130"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31"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32"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133" style:family="text">
      <style:text-properties fo:color="#008000" loext:opacity="100%" style:font-name="Consolas4" fo:font-size="14pt" style:font-name-asian="Consolas4" style:font-size-asian="14pt" style:font-name-complex="Consolas4" style:font-size-complex="14pt"/>
    </style:style>
    <style:style style:name="T134" style:family="text">
      <style:text-properties fo:color="#6a3e3e" loext:opacity="100%" style:font-name="Consolas4" fo:font-size="14pt" style:font-name-asian="Consolas4" style:font-size-asian="14pt" style:font-name-complex="Consolas4" style:font-size-complex="14pt"/>
    </style:style>
    <style:style style:name="T135" style:family="text">
      <style:text-properties fo:font-size="16pt" style:font-size-asian="16pt" style:font-size-complex="16pt"/>
    </style:style>
    <style:style style:name="T136"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37" style:family="text">
      <style:text-properties fo:color="#c0c0c0" loext:opacity="100%" style:font-name="Consolas4" fo:font-size="16pt" style:font-name-asian="Consolas4" style:font-size-asian="16pt" style:font-name-complex="Consolas4" style:font-size-complex="16pt"/>
    </style:style>
    <style:style style:name="T138" style:family="text">
      <style:text-properties fo:color="#008080" loext:opacity="100%" style:font-name="Consolas" fo:font-size="16pt" style:font-name-asian="Consolas4" style:font-size-asian="16pt" style:font-name-complex="Consolas4" style:font-size-complex="16pt"/>
    </style:style>
    <style:style style:name="T139" style:family="text">
      <style:text-properties fo:color="#3f7f7f"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140" style:family="text">
      <style:text-properties style:font-name="Consolas" fo:font-size="16pt" style:font-size-asian="16pt" style:font-size-complex="16pt"/>
    </style:style>
    <style:style style:name="T141" style:family="text">
      <style:text-properties fo:color="#7f007f" loext:opacity="100%" style:font-name="Consolas" fo:font-size="16pt" style:font-name-asian="Consolas4" style:font-size-asian="16pt" style:font-name-complex="Consolas4" style:font-size-complex="16pt"/>
    </style:style>
    <style:style style:name="T142" style:family="text">
      <style:text-properties fo:color="#000000" loext:opacity="100%" style:font-name="Consolas" fo:font-size="16pt" style:font-name-asian="Consolas4" style:font-size-asian="16pt" style:font-name-complex="Consolas4" style:font-size-complex="16pt"/>
    </style:style>
    <style:style style:name="T143" style:family="text">
      <style:text-properties fo:color="#2a00ff" loext:opacity="100%" style:font-name="Consolas" fo:font-size="16pt" fo:font-style="italic" style:font-name-asian="Consolas4" style:font-size-asian="16pt" style:font-style-asian="italic" style:font-name-complex="Consolas4" style:font-size-complex="16pt" style:font-style-complex="italic"/>
    </style:style>
    <style:style style:name="T144" style:family="text">
      <style:text-properties fo:color="#3f7f7f" loext:opacity="100%" style:font-name="Consolas" fo:font-size="16pt" style:font-name-asian="Consolas4" style:font-size-asian="16pt" style:font-name-complex="Consolas4" style:font-size-complex="16pt"/>
    </style:style>
    <style:style style:name="T145"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6"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47"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8"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9"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0"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1"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2"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3"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4"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5"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6"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7"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8" style:family="text">
      <style:text-properties fo:color="#7f0055" loext:opacity="100%" style:font-name="Consolas7" fo:font-size="20pt" fo:font-weight="bold" style:font-name-asian="Consolas2" style:font-size-asian="20pt" style:font-weight-asian="bold" style:font-name-complex="Consolas2" style:font-size-complex="20pt" style:font-weight-complex="bold"/>
    </style:style>
    <style:style style:name="T159" style:family="text">
      <style:text-properties fo:color="#000000" loext:opacity="100%" style:font-name="Consolas7" fo:font-size="20pt" style:font-name-asian="Consolas2" style:font-size-asian="20pt" style:font-name-complex="Consolas2" style:font-size-complex="20pt"/>
    </style:style>
    <style:style style:name="T160" style:family="text">
      <style:text-properties fo:color="#000080" loext:opacity="100%" style:font-name="Consolas7" fo:font-size="20pt" fo:font-weight="bold" style:font-name-asian="Consolas2" style:font-size-asian="20pt" style:font-weight-asian="bold" style:font-name-complex="Consolas2" style:font-size-complex="20pt" style:font-weight-complex="bold"/>
    </style:style>
    <style:style style:name="T161" style:family="text">
      <style:text-properties style:font-name="Consolas7" fo:font-size="20pt" style:font-name-asian="Consolas2" style:font-size-asian="20pt" style:font-name-complex="Consolas2" style:font-size-complex="20pt"/>
    </style:style>
    <style:style style:name="T162" style:family="text">
      <style:text-properties fo:color="#808080" loext:opacity="100%" style:font-name="Consolas7" fo:font-size="20pt" fo:font-weight="bold" style:font-name-asian="Consolas2" style:font-size-asian="20pt" style:font-weight-asian="bold" style:font-name-complex="Consolas2" style:font-size-complex="20pt" style:font-weight-complex="bold"/>
    </style:style>
    <style:style style:name="T163" style:family="text">
      <style:text-properties fo:color="#000080" loext:opacity="100%" style:font-name="Consolas7" fo:font-size="20pt" style:font-name-asian="Consolas2" style:font-size-asian="20pt" style:font-name-complex="Consolas2" style:font-size-complex="20pt"/>
    </style:style>
    <style:style style:name="T164" style:family="text">
      <style:text-properties fo:color="#000000" loext:opacity="100%" style:font-name="Consolas7" fo:font-size="20pt" fo:font-weight="bold" style:font-name-asian="Consolas2" style:font-size-asian="20pt" style:font-weight-asian="bold" style:font-name-complex="Consolas2" style:font-size-complex="20pt" style:font-weight-complex="bold"/>
    </style:style>
    <style:style style:name="T165"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6"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67"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8"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9"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0" style:family="text">
      <style:text-properties fo:color="#808000" loext:opacity="100%" style:font-name="Consolas2" fo:font-size="18pt" style:font-name-asian="Consolas2" style:font-size-asian="18pt" style:font-name-complex="Consolas2" style:font-size-complex="18pt"/>
    </style:style>
    <style:style style:name="T171" style:family="text">
      <style:text-properties fo:color="#008000" loext:opacity="100%" style:font-name="Consolas2" fo:font-size="18pt" style:font-name-asian="Consolas2" style:font-size-asian="18pt" style:font-name-complex="Consolas2" style:font-size-complex="18pt"/>
    </style:style>
    <style:style style:name="T172" style:family="text">
      <style:text-properties fo:color="#808000" loext:opacity="100%" style:font-name="Consolas4" fo:font-size="16pt" fo:font-weight="bold" style:font-name-asian="Consolas4" style:font-size-asian="16pt" style:font-weight-asian="bold" style:font-name-complex="Consolas4" style:font-size-complex="16pt" style:font-weight-complex="bold"/>
    </style:style>
    <style:style style:name="T173" style:family="text">
      <style:text-properties fo:font-size="26pt" style:font-size-asian="26pt" style:font-size-complex="26pt"/>
    </style:style>
    <style:style style:name="T17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1"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29"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16">database</text:span><text:span text:style-name="T62">) {</text:span></text:p>
            <text:p text:style-name="P8"><text:span text:style-name="T62"><text:s text:c="8"/></text:span><text:span text:style-name="T117">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16">injectionPoint</text:span><text:span text:style-name="T62">) {</text:span></text:p>
            <text:p text:style-name="P8"><text:span text:style-name="T62"><text:s text:c="8"/></text:span><text:span text:style-name="T66">Member</text:span><text:span text:style-name="T62"> </text:span><text:span text:style-name="T116">member</text:span><text:span text:style-name="T62"> = </text:span><text:span text:style-name="T117">injectionPoint</text:span><text:span text:style-name="T62">.</text:span><text:span text:style-name="T118">getMember</text:span><text:span text:style-name="T62">();</text:span></text:p>
            <text:p text:style-name="P8"><text:span text:style-name="T62"><text:s text:c="8"/></text:span><text:span text:style-name="T63">Class</text:span><text:span text:style-name="T62">&lt;?&gt; </text:span><text:span text:style-name="T116">clazz</text:span><text:span text:style-name="T62"> = </text:span><text:span text:style-name="T117">member</text:span><text:span text:style-name="T62">.</text:span><text:span text:style-name="T118">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18">getLogger</text:span><text:span text:style-name="T62">(</text:span><text:span text:style-name="T117">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16">ip</text:span><text:span text:style-name="T62">) {</text:span></text:p>
            <text:p text:style-name="P8"><text:span text:style-name="T62"><text:s text:c="8"/></text:span><text:span text:style-name="T61">if</text:span><text:span text:style-name="T62">( valueIsNumber(</text:span><text:span text:style-name="T117">ip</text:span><text:span text:style-name="T62">.</text:span><text:span text:style-name="T118">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1">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30" draw:text-style-name="P1"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pecify qualifiers dynamically</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30"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30" draw:text-style-name="P1"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19">@Alternative</text:span></text:p>
            <text:p text:style-name="P8"><text:span text:style-name="T120">public</text:span><text:span text:style-name="T121"> </text:span><text:span text:style-name="T120">class</text:span><text:span text:style-name="T121"> </text:span><text:span text:style-name="T122">User</text:span><text:span text:style-name="T121"> {</text:span></text:p>
            <text:p text:style-name="P8"><text:span text:style-name="T121"><text:s text:c="4"/></text:span><text:span text:style-name="T123">// ...</text:span></text:p>
            <text:p text:style-name="P8"><text:span text:style-name="T121">}</text:span></text:p>
            <text:p text:style-name="P8"><text:span text:style-name="T121"/></text:p>
            <text:p text:style-name="P8"><text:span text:style-name="T120">public</text:span><text:span text:style-name="T121"> </text:span><text:span text:style-name="T120">class</text:span><text:span text:style-name="T121"> </text:span><text:span text:style-name="T122">UserProducer</text:span><text:span text:style-name="T121"> {</text:span></text:p>
            <text:p text:style-name="P8"><text:span text:style-name="T121"/></text:p>
            <text:p text:style-name="P8"><text:span text:style-name="T121"><text:s text:c="4"/></text:span><text:span text:style-name="T119">@Produces</text:span></text:p>
            <text:p text:style-name="P8"><text:span text:style-name="T121"><text:s text:c="4"/></text:span><text:span text:style-name="T119">@RequestScoped</text:span></text:p>
            <text:p text:style-name="P8"><text:span text:style-name="T121"><text:s text:c="4"/></text:span><text:span text:style-name="T120">public</text:span><text:span text:style-name="T121"> </text:span><text:span text:style-name="T122">User</text:span><text:span text:style-name="T121"> </text:span><text:span text:style-name="T124">user</text:span><text:span text:style-name="T121">() {</text:span></text:p>
            <text:p text:style-name="P8"><text:span text:style-name="T121"><text:s text:c="8"/></text:span><text:span text:style-name="T123">// ...</text:span></text:p>
            <text:p text:style-name="P8"><text:span text:style-name="T121"><text:s text:c="4"/></text:span><text:span text:style-name="T121">}</text:span></text:p>
            <text:p text:style-name="P8"><text:span text:style-name="T121"/></text:p>
            <text:p text:style-name="P8"><text:span text:style-name="T121">}</text:span></text:p>
          </draw:text-box>
        </draw:frame>
        <presentation:notes draw:style-name="dp2">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5">@Alternative</text:span></text:p>
            <text:p text:style-name="P8"><text:span text:style-name="T126">public</text:span><text:span text:style-name="T127"> </text:span><text:span text:style-name="T126">class</text:span><text:span text:style-name="T127"> </text:span><text:span text:style-name="T128">ActionTestBase_DatabaseCreator</text:span><text:span text:style-name="T127"> </text:span><text:span text:style-name="T126">extends</text:span><text:span text:style-name="T127"> </text:span><text:span text:style-name="T128">DatabaseCreator</text:span><text:span text:style-name="T127"> {</text:span></text:p>
            <text:p text:style-name="P8"><text:span text:style-name="T129"/></text:p>
            <text:p text:style-name="P8"><text:span text:style-name="T127"><text:s text:c="4"/></text:span><text:span text:style-name="T125">@Override</text:span></text:p>
            <text:p text:style-name="P8"><text:span text:style-name="T127"><text:s text:c="4"/></text:span><text:span text:style-name="T126">protected</text:span><text:span text:style-name="T127"> </text:span><text:span text:style-name="T128">CloudantDatabase</text:span><text:span text:style-name="T127"> </text:span><text:span text:style-name="T130">createCloudant</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new</text:span><text:span text:style-name="T127"> </text:span><text:span text:style-name="T128">FakeDatabase</text:span><text:span text:style-name="T127">(</text:span><text:span text:style-name="T133">"https://fakedb:1234"</text:span><text:span text:style-name="T127">, </text:span><text:span text:style-name="T134">db</text:span><text:span text:style-name="T127">, </text:span><text:span text:style-name="T133">"user"</text:span><text:span text:style-name="T127">, </text:span><text:span text:style-name="T133">"pass"</text:span><text:span text:style-name="T127">));</text:span></text:p>
            <text:p text:style-name="P8"><text:span text:style-name="T127"><text:s text:c="4"/></text:span><text:span text:style-name="T127">}</text:span></text:p>
            <text:p text:style-name="P8"><text:span text:style-name="T129"/></text:p>
            <text:p text:style-name="P8"><text:span text:style-name="T127"><text:s text:c="4"/></text:span><text:span text:style-name="T125">@Override</text:span></text:p>
            <text:p text:style-name="P8"><text:span text:style-name="T127"><text:s text:c="4"/></text:span><text:span text:style-name="T126">protected</text:span><text:span text:style-name="T127"> </text:span><text:span text:style-name="T128">HistoryDatabase</text:span><text:span text:style-name="T127"> </text:span><text:span text:style-name="T130">createHistory</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super</text:span><text:span text:style-name="T127">.createHistory(</text:span><text:span text:style-name="T134">db</text:span><text:span text:style-name="T127">));</text:span></text:p>
            <text:p text:style-name="P8"><text:span text:style-name="T127"><text:s text:c="4"/></text:span><text:span text:style-name="T127">}</text:span></text:p>
            <text:p text:style-name="P8"><text:span text:style-name="T129"/></text:p>
            <text:p text:style-name="P8"><text:span text:style-name="T127"><text:s text:c="4"/></text:span><text:span text:style-name="T125">@Override</text:span></text:p>
            <text:p text:style-name="P8"><text:span text:style-name="T127"><text:s text:c="4"/></text:span><text:span text:style-name="T126">public</text:span><text:span text:style-name="T127"> </text:span><text:span text:style-name="T128">RevisionedDatabase</text:span><text:span text:style-name="T127"> </text:span><text:span text:style-name="T130">createRevisioned</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super</text:span><text:span text:style-name="T127">.createRevisioned(</text:span><text:span text:style-name="T134">db</text:span><text:span text:style-name="T127">));</text:span></text:p>
            <text:p text:style-name="P8"><text:span text:style-name="T127"><text:s text:c="4"/></text:span><text:span text:style-name="T127">}</text:span></text:p>
            <text:p text:style-name="P8"><text:span text:style-name="T129"/></text:p>
            <text:p text:style-name="P8"><text:span text:style-name="T127">}</text:span></text:p>
          </draw:text-box>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25"><text:span text:style-name="T10">&lt;</text:span><text:span text:style-name="T11">beans</text:span><text:span text:style-name="T94"> </text:span><text:span text:style-name="T12">xmlns</text:span><text:span text:style-name="T13">=</text:span><text:span text:style-name="T14">"https://jakarta.ee/xml/ns/jakartaee"</text:span></text:p>
            <text:p text:style-name="P25"><text:span text:style-name="T94"><text:s text:c="4"/></text:span><text:span text:style-name="T12">xmlns:xsi</text:span><text:span text:style-name="T13">=</text:span><text:span text:style-name="T14">"http://www.w3.org/2001/XMLSchema-instance"</text:span></text:p>
            <text:p text:style-name="P25"><text:span text:style-name="T94"><text:s text:c="4"/></text:span><text:span text:style-name="T12">xsi:schemaLocation</text:span><text:span text:style-name="T13">=</text:span><text:span text:style-name="T14">"https://jakarta.ee/xml/ns/jakartaee https://jakarta.ee/xml/ns/jakartaee/beans_4_0.xsd"</text:span></text:p>
            <text:p text:style-name="P25"><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25"><text:span text:style-name="T94"/></text:p>
            <text:p text:style-name="P25"><text:span text:style-name="T13"><text:s text:c="4"/></text:span><text:span text:style-name="T10">&lt;</text:span><text:span text:style-name="T11">alternatives</text:span><text:span text:style-name="T10">&gt;</text:span></text:p>
            <text:p text:style-name="P25"><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5"><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5"><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5"><text:span text:style-name="T13"><text:s text:c="4"/></text:span><text:span text:style-name="T10">&lt;/</text:span><text:span text:style-name="T11">alternatives</text:span><text:span text:style-name="T10">&gt;</text:span></text:p>
            <text:p text:style-name="P25"><text:span text:style-name="T94"/></text:p>
            <text:p text:style-name="P25"><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30"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2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classes</text:p>
          </draw:text-box>
        </draw:frame>
        <draw:frame presentation:style-name="pr25" draw:text-style-name="P29" draw:layer="layout" svg:width="25.199cm" svg:height="12.95cm" svg:x="1.4cm" svg:y="5.476cm" presentation:class="outline" presentation:user-transformed="true">
          <draw:text-box>
            <text:p text:style-name="P27"><text:span text:style-name="T135">@Named</text:span></text:p>
            <text:p text:style-name="P25"><text:span text:style-name="T92">class</text:span><text:span text:style-name="T13"> </text:span><text:span text:style-name="T93">DeductionCsvReader</text:span><text:span text:style-name="T13"> </text:span><text:span text:style-name="T92">extends</text:span><text:span text:style-name="T13"> </text:span><text:span text:style-name="T136">AbstractItemReade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25"><text:span text:style-name="T13"><text:s text:c="8"/></text:span><text:span text:style-name="T137">// ...</text:span></text:p>
            <text:p text:style-name="P25"><text:span text:style-name="T135"><text:s text:c="4"/></text:span><text:span text:style-name="T135">}</text:span></text:p>
            <text:p text:style-name="P28"><text:span text:style-name="T135">}</text:span></text:p>
            <text:p text:style-name="P25"><text:span text:style-name="T135"/></text:p>
            <text:p text:style-name="P27"><text:span text:style-name="T135">@Named</text:span></text:p>
            <text:p text:style-name="P25"><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25"><text:span text:style-name="T13"><text:s text:c="8"/></text:span><text:span text:style-name="T137">/// ...</text:span></text:p>
            <text:p text:style-name="P25"><text:span text:style-name="T135"><text:s text:c="4"/></text:span><text:span text:style-name="T135">}</text:span></text:p>
            <text:p text:style-name="P28"><text:span text:style-name="T135">}</text:span></text:p>
            <text:p text:style-name="P25"><text:span text:style-name="T135"/></text:p>
            <text:p text:style-name="P27"><text:span text:style-name="T135">@Named</text:span></text:p>
            <text:p text:style-name="P25"><text:span text:style-name="T92">class</text:span><text:span text:style-name="T13"> </text:span><text:span text:style-name="T93">DeductionCsvWriter</text:span><text:span text:style-name="T13"> </text:span><text:span text:style-name="T92">extends</text:span><text:span text:style-name="T13"> </text:span><text:span text:style-name="T136">AbstractItemWrite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25"><text:span text:style-name="T13"><text:s text:c="8"/></text:span><text:span text:style-name="T137">// ...</text:span></text:p>
            <text:p text:style-name="P28"><text:span text:style-name="T135"><text:s text:c="4"/></text:span><text:span text:style-name="T135">}</text:span></text:p>
            <text:p text:style-name="P28"><text:span text:style-name="T135">}</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26"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job</text:p>
          </draw:text-box>
        </draw:frame>
        <draw:frame presentation:style-name="pr25" draw:text-style-name="P31" draw:layer="layout" svg:width="25.199cm" svg:height="12.18cm" svg:x="1.4cm" svg:y="4.914cm" presentation:class="outline" presentation:user-transformed="true">
          <draw:text-box>
            <text:p text:style-name="P30"><text:span text:style-name="T138">&lt;</text:span><text:span text:style-name="T139">job</text:span><text:span text:style-name="T140"> </text:span><text:span text:style-name="T141">id</text:span><text:span text:style-name="T142">=</text:span><text:span text:style-name="T143">"deductions"</text:span><text:span text:style-name="T140"> </text:span></text:p>
            <text:p text:style-name="P30"><text:span text:style-name="T140"><text:s text:c="4"/></text:span><text:span text:style-name="T141">xmlns</text:span><text:span text:style-name="T142">=</text:span><text:span text:style-name="T143">"http://xmlns.jcp.org/xml/ns/javaee"</text:span><text:span text:style-name="T140"> </text:span><text:span text:style-name="T141">version</text:span><text:span text:style-name="T142">=</text:span><text:span text:style-name="T143">"1.0"</text:span><text:span text:style-name="T138">&gt;</text:span></text:p>
            <text:p text:style-name="P30"><text:span text:style-name="T142"><text:s text:c="4"/></text:span><text:span text:style-name="T138">&lt;</text:span><text:span text:style-name="T144">step</text:span><text:span text:style-name="T140"> </text:span><text:span text:style-name="T141">id</text:span><text:span text:style-name="T142">=</text:span><text:span text:style-name="T143">"csvToRecords"</text:span><text:span text:style-name="T140"> </text:span><text:span text:style-name="T141">next</text:span><text:span text:style-name="T142">=</text:span><text:span text:style-name="T143">"recordsUpdate"</text:span><text:span text:style-name="T138">&gt;</text:span></text:p>
            <text:p text:style-name="P30"><text:span text:style-name="T142"><text:s text:c="8"/></text:span><text:span text:style-name="T138">&lt;</text:span><text:span text:style-name="T144">chunk</text:span><text:span text:style-name="T140"> </text:span><text:span text:style-name="T141">item-count</text:span><text:span text:style-name="T142">=</text:span><text:span text:style-name="T143">"3"</text:span><text:span text:style-name="T138">&gt;</text:span></text:p>
            <text:p text:style-name="P30"><text:span text:style-name="T142"><text:s text:c="12"/></text:span><text:span text:style-name="T138">&lt;</text:span><text:span text:style-name="T144">reader</text:span><text:span text:style-name="T140"> </text:span><text:span text:style-name="T141">ref</text:span><text:span text:style-name="T142">=</text:span><text:span text:style-name="T143">"deductionCsvReader"</text:span><text:span text:style-name="T138">/&gt;</text:span></text:p>
            <text:p text:style-name="P30"><text:span text:style-name="T142"><text:s text:c="12"/></text:span><text:span text:style-name="T138">&lt;</text:span><text:span text:style-name="T144">processor</text:span><text:span text:style-name="T140"> </text:span><text:span text:style-name="T141">ref</text:span><text:span text:style-name="T142">=</text:span><text:span text:style-name="T143">"deductionCsvTransformer"</text:span><text:span text:style-name="T138">/&gt;</text:span></text:p>
            <text:p text:style-name="P30"><text:span text:style-name="T142"><text:s text:c="12"/></text:span><text:span text:style-name="T138">&lt;</text:span><text:span text:style-name="T144">writer</text:span><text:span text:style-name="T140"> </text:span><text:span text:style-name="T141">ref</text:span><text:span text:style-name="T142">=</text:span><text:span text:style-name="T143">"deductionCsvWriter"</text:span><text:span text:style-name="T138">/&gt;</text:span></text:p>
            <text:p text:style-name="P30"><text:span text:style-name="T142"><text:s text:c="8"/></text:span><text:span text:style-name="T138">&lt;/</text:span><text:span text:style-name="T144">chunk</text:span><text:span text:style-name="T138">&gt;</text:span></text:p>
            <text:p text:style-name="P30"><text:span text:style-name="T142"><text:s text:c="4"/></text:span><text:span text:style-name="T138">&lt;/</text:span><text:span text:style-name="T144">step</text:span><text:span text:style-name="T138">&gt;</text:span></text:p>
            <text:p text:style-name="P30"><text:span text:style-name="T142"><text:s text:c="4"/></text:span><text:span text:style-name="T138">&lt;</text:span><text:span text:style-name="T144">step</text:span><text:span text:style-name="T140"> </text:span><text:span text:style-name="T141">id</text:span><text:span text:style-name="T142">=</text:span><text:span text:style-name="T143">"recordsUpdate"</text:span><text:span text:style-name="T138">&gt;</text:span></text:p>
            <text:p text:style-name="P30"><text:span text:style-name="T142"><text:s text:c="8"/></text:span><text:span text:style-name="T138">&lt;</text:span><text:span text:style-name="T144">chunk</text:span><text:span text:style-name="T140"> </text:span><text:span text:style-name="T141">item-count</text:span><text:span text:style-name="T142">=</text:span><text:span text:style-name="T143">"3"</text:span><text:span text:style-name="T138">&gt;</text:span></text:p>
            <text:p text:style-name="P30"><text:span text:style-name="T142"><text:s text:c="12"/></text:span><text:span text:style-name="T138">&lt;</text:span><text:span text:style-name="T144">reader</text:span><text:span text:style-name="T140"> </text:span><text:span text:style-name="T141">ref</text:span><text:span text:style-name="T142">=</text:span><text:span text:style-name="T143">"deductionEntryReader"</text:span><text:span text:style-name="T138">/&gt;</text:span></text:p>
            <text:p text:style-name="P30"><text:span text:style-name="T142"><text:s text:c="12"/></text:span><text:span text:style-name="T138">&lt;</text:span><text:span text:style-name="T144">processor</text:span><text:span text:style-name="T140"> </text:span><text:span text:style-name="T141">ref</text:span><text:span text:style-name="T142">=</text:span><text:span text:style-name="T143">"deductionEntryTransformer"</text:span><text:span text:style-name="T138">/&gt;</text:span></text:p>
            <text:p text:style-name="P30"><text:span text:style-name="T142"><text:s text:c="12"/></text:span><text:span text:style-name="T138">&lt;</text:span><text:span text:style-name="T144">writer</text:span><text:span text:style-name="T140"> </text:span><text:span text:style-name="T141">ref</text:span><text:span text:style-name="T142">=</text:span><text:span text:style-name="T143">"deductionEntryWriter"</text:span><text:span text:style-name="T138">/&gt;</text:span></text:p>
            <text:p text:style-name="P30"><text:span text:style-name="T142"><text:s text:c="8"/></text:span><text:span text:style-name="T138">&lt;/</text:span><text:span text:style-name="T144">chunk</text:span><text:span text:style-name="T138">&gt;</text:span></text:p>
            <text:p text:style-name="P30"><text:span text:style-name="T142"><text:s text:c="4"/></text:span><text:span text:style-name="T138">&lt;/</text:span><text:span text:style-name="T144">step</text:span><text:span text:style-name="T138">&gt;</text:span></text:p>
            <text:p text:style-name="P30"><text:span text:style-name="T138">&lt;/</text:span><text:span text:style-name="T144">job</text:span><text:span text:style-name="T138">&gt;</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6"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w</text:p>
          </draw:text-box>
        </draw:frame>
        <draw:frame presentation:style-name="pr30"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6"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30"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26"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d</text:p>
          </draw:text-box>
        </draw:frame>
        <draw:frame presentation:style-name="pr30" draw:layer="layout" svg:width="25.199cm" svg:height="12.18cm" svg:x="1.4cm" svg:y="4.914cm" presentation:class="outlin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 annotations</text:p>
          </draw:text-box>
        </draw:frame>
        <draw:frame presentation:style-name="pr30"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26"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70"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32">@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71"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 text:style-name="P33">Default scope</text:p>
              </text:list-item>
              <text:list-item>
                <text:p>Bean lifecycle is same where it is injected</text:p>
              </text:list-item>
            </text:list>
            <text:p text:style-name="P8"><text:span text:style-name="T145"/></text:p>
            <text:p text:style-name="P8"><text:span text:style-name="T145">public</text:span><text:span text:style-name="T146"> </text:span><text:span text:style-name="T145">class</text:span><text:span text:style-name="T146"> </text:span><text:span text:style-name="T147">RecordDatabase</text:span><text:span text:style-name="T148"> {</text:span></text:p>
            <text:p text:style-name="P8"><text:span text:style-name="T148"><text:s text:c="4"/></text:span><text:span text:style-name="T148">...</text:span></text:p>
            <text:p text:style-name="P8"><text:span text:style-name="T148">}</text:span></text:p>
            <text:p text:style-name="P8"><text:span text:style-name="T148"/></text:p>
            <text:p text:style-name="P8"><text:span text:style-name="T148">@ApplicationScoped</text:span></text:p>
            <text:p text:style-name="P8"><text:span text:style-name="T145">public</text:span><text:span text:style-name="T148"> </text:span><text:span text:style-name="T145">class</text:span><text:span text:style-name="T148"> </text:span><text:span text:style-name="T147">RecordService</text:span><text:span text:style-name="T148"> {</text:span></text:p>
            <text:p text:style-name="P8"><text:span text:style-name="T148"/></text:p>
            <text:p text:style-name="P8"><text:span text:style-name="T148"><text:s text:c="4"/></text:span><text:span text:style-name="T149">@Inject</text:span></text:p>
            <text:p text:style-name="P8"><text:span text:style-name="T148"><text:s text:c="4"/></text:span><text:span text:style-name="T145">private</text:span><text:span text:style-name="T148"> </text:span><text:span text:style-name="T147">RecordDatabase</text:span><text:span text:style-name="T148"> </text:span><text:span text:style-name="T150">database</text:span><text:span text:style-name="T148">;</text:span></text:p>
            <text:p text:style-name="P8"><text:span text:style-name="T148"/></text:p>
            <text:p text:style-name="P8"><text:span text:style-name="T148">}</text:span></text:p>
          </draw:text-box>
        </draw:frame>
        <presentation:notes draw:style-name="dp2">
          <draw:page-thumbnail draw:style-name="gr1" draw:layer="layout" svg:width="13.968cm" svg:height="10.476cm" svg:x="3.81cm" svg:y="2.123cm" draw:page-number="72"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 text:style-name="P33">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73"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16">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4" presentation:class="page"/>
          <draw:frame presentation:style-name="pr33"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16">item</text:span><text:span text:style-name="T62">) {</text:span></text:p>
            <text:p text:style-name="P8"><text:span text:style-name="T62"><text:s text:c="8"/></text:span><text:span text:style-name="T118">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5"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Request can be a variety of thing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16">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6"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 text:style-name="P33">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4"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draw:page-thumbnail draw:style-name="gr1" draw:layer="layout" svg:width="13.968cm" svg:height="10.476cm" svg:x="3.81cm" svg:y="2.123cm" draw:page-number="78"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5"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49">@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0"><text:s text:c="8"/></text:span><text:span text:style-name="T150">user</text:span><text:span text:style-name="T148">.getClass();</text:span></text:p>
            <text:p text:style-name="P8"><text:span text:style-name="T151"><text:s text:c="8"/></text:span><text:span text:style-name="T151">// org.jboss.weld.proxies.User$</text:span><text:span text:style-name="T152">Proxy</text:span><text:span text:style-name="T153">$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draw:page-thumbnail draw:style-name="gr1" draw:layer="layout" svg:width="13.968cm" svg:height="10.476cm" svg:x="3.81cm" svg:y="2.123cm" draw:page-number="81"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34"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54">org.jboss.weld.exceptions.DefinitionException</text:span><text:span text:style-name="T155">: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49">@ApplicationScoped</text:span></text:p>
            <text:p text:style-name="P8"><text:span text:style-name="T145">public</text:span><text:span text:style-name="T156"> </text:span><text:span text:style-name="T145">class</text:span><text:span text:style-name="T156"> </text:span><text:span text:style-name="T147">GreeterClient</text:span><text:span text:style-name="T156"> {</text:span></text:p>
            <text:p text:style-name="P8"><text:span text:style-name="T145"/></text:p>
            <text:p text:style-name="P8"><text:span text:style-name="T156"><text:s text:c="4"/></text:span><text:span text:style-name="T149">@Inject</text:span></text:p>
            <text:p text:style-name="P8"><text:span text:style-name="T156"><text:s text:c="4"/></text:span><text:span text:style-name="T145">private</text:span><text:span text:style-name="T156"> </text:span><text:span text:style-name="T147">User</text:span><text:span text:style-name="T156"> </text:span><text:span text:style-name="T147">user</text:span><text:span text:style-name="T156">;</text:span></text:p>
            <text:p text:style-name="P8"><text:span text:style-name="T145"/></text:p>
            <text:p text:style-name="P8"><text:span text:style-name="T156"><text:s text:c="4"/></text:span><text:span text:style-name="T145">public</text:span><text:span text:style-name="T156"> </text:span><text:span text:style-name="T145">void</text:span><text:span text:style-name="T156"> greet () {</text:span></text:p>
            <text:p text:style-name="P8"><text:span text:style-name="T156"><text:s text:c="8"/></text:span><text:span text:style-name="T157">// user.id is 0</text:span></text:p>
            <text:p text:style-name="P8"><text:span text:style-name="T156"><text:s text:c="8"/></text:span><text:span text:style-name="T157">// user.name is null</text:span></text:p>
            <text:p text:style-name="P8"><text:span text:style-name="T145"><text:s text:c="4"/></text:span><text:span text:style-name="T145">}</text:span></text:p>
            <text:p text:style-name="P8"><text:span text:style-name="T145"/></text:p>
            <text:p text:style-name="P8"><text:span text:style-name="T145">}</text:span></text:p>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58"/></text:p>
            <text:p text:style-name="P8"><text:span text:style-name="T158">public</text:span><text:span text:style-name="T159"> </text:span><text:span text:style-name="T158">class</text:span><text:span text:style-name="T159"> </text:span><text:span text:style-name="T160">DatabaseReplicator</text:span><text:span text:style-name="T159"> {</text:span></text:p>
            <text:p text:style-name="P8"><text:span text:style-name="T161"/></text:p>
            <text:p text:style-name="P8"><text:span text:style-name="T159"><text:s text:c="4"/></text:span><text:span text:style-name="T162">@Inject</text:span><text:span text:style-name="T159"> </text:span><text:span text:style-name="T162">@Source</text:span><text:span text:style-name="T159"> </text:span><text:span text:style-name="T158">private</text:span><text:span text:style-name="T159"> </text:span><text:span text:style-name="T160">Database</text:span><text:span text:style-name="T159"> </text:span><text:span text:style-name="T163">source</text:span><text:span text:style-name="T159">;</text:span></text:p>
            <text:p text:style-name="P8"><text:span text:style-name="T159"><text:s text:c="4"/></text:span><text:span text:style-name="T162">@Inject</text:span><text:span text:style-name="T159"> </text:span><text:span text:style-name="T162">@Target</text:span><text:span text:style-name="T159"> </text:span><text:span text:style-name="T158">private</text:span><text:span text:style-name="T159"> </text:span><text:span text:style-name="T160">Database</text:span><text:span text:style-name="T159"> </text:span><text:span text:style-name="T163">target</text:span><text:span text:style-name="T159">;</text:span></text:p>
            <text:p text:style-name="P8"><text:span text:style-name="T161"/></text:p>
            <text:p text:style-name="P8"><text:span text:style-name="T159"><text:s text:c="4"/></text:span><text:span text:style-name="T162">@Log</text:span></text:p>
            <text:p text:style-name="P8"><text:span text:style-name="T159"><text:s text:c="4"/></text:span><text:span text:style-name="T158">public</text:span><text:span text:style-name="T159"> </text:span><text:span text:style-name="T158">void</text:span><text:span text:style-name="T159"> </text:span><text:span text:style-name="T164">replicate</text:span><text:span text:style-name="T159"> () {</text:span></text:p>
            <text:p text:style-name="P8"><text:span text:style-name="T159"><text:s text:c="8"/></text:span><text:span text:style-name="T159">...</text:span></text:p>
            <text:p text:style-name="P8"><text:span text:style-name="T159"><text:s text:c="4"/></text:span><text:span text:style-name="T159">}</text:span></text:p>
            <text:p text:style-name="P8"><text:span text:style-name="T161"/></text:p>
            <text:p text:style-name="P8"><text:span text:style-name="T159">}</text:span></text:p>
            <text:p text:style-name="P8"><text:span text:style-name="T165"/></text:p>
            <text:p text:style-name="P8"><text:span text:style-name="T165">new</text:span><text:span text:style-name="T166"> </text:span><text:span text:style-name="T167">DatabaseReplicator</text:span><text:span text:style-name="T168">().replicate(); <text:s/></text:span><text:span text:style-name="T169">// This will never work</text:span></text:p>
          </draw:text-box>
        </draw:frame>
        <presentation:notes draw:style-name="dp2">
          <draw:page-thumbnail draw:style-name="gr1" draw:layer="layout" svg:width="13.968cm" svg:height="10.476cm" svg:x="3.81cm" svg:y="2.123cm" draw:page-number="84"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5"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16">record</text:span><text:span text:style-name="T62">) {</text:span></text:p>
            <text:p text:style-name="P8"><text:span text:style-name="T62"><text:s text:c="8"/></text:span><text:span text:style-name="T67">recordAdded</text:span><text:span text:style-name="T62">.</text:span><text:span text:style-name="T118">fire</text:span><text:span text:style-name="T62">(</text:span><text:span text:style-name="T117">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16">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17">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5"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88"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16">req</text:span><text:span text:style-name="T62">) {}</text:span></text:p>
            <text:p text:style-name="P8"><text:span text:style-name="T62"/></text:p>
            <text:p text:style-name="P8"><text:span text:style-name="T146"><text:s text:c="4"/></text:span><text:span text:style-name="T145">public</text:span><text:span text:style-name="T146"> </text:span><text:span text:style-name="T145">void</text:span><text:span text:style-name="T146"> </text:span><text:span text:style-name="T156">endRequest</text:span><text:span text:style-name="T146">(</text:span><text:span text:style-name="T149">@Observes</text:span><text:span text:style-name="T146"> </text:span><text:span text:style-name="T149">@Destroyed</text:span><text:span text:style-name="T146">(</text:span><text:span text:style-name="T149">RequestScoped</text:span><text:span text:style-name="T146">.</text:span><text:span text:style-name="T145">class</text:span><text:span text:style-name="T148">) </text:span><text:span text:style-name="T66">ServletRequest</text:span><text:span text:style-name="T62"> </text:span><text:span text:style-name="T116">req</text:span><text:span text:style-name="T62">) {}</text:span></text:p>
            <text:p text:style-name="P8"><text:span text:style-name="T62"/></text:p>
            <text:p text:style-name="P8"><text:span text:style-name="T146"><text:s text:c="4"/></text:span><text:span text:style-name="T145">public</text:span><text:span text:style-name="T146"> </text:span><text:span text:style-name="T145">void</text:span><text:span text:style-name="T146"> </text:span><text:span text:style-name="T156">beginSession</text:span><text:span text:style-name="T146">(</text:span><text:span text:style-name="T149">@Observes</text:span><text:span text:style-name="T146"> </text:span><text:span text:style-name="T149">@Initialized</text:span><text:span text:style-name="T146">(</text:span><text:span text:style-name="T149">SessionScoped</text:span><text:span text:style-name="T146">.</text:span><text:span text:style-name="T145">class</text:span><text:span text:style-name="T148">) </text:span><text:span text:style-name="T66">HttpSession </text:span><text:span text:style-name="T116">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16">req</text:span><text:span text:style-name="T62">) {}</text:span></text:p>
          </draw:text-box>
        </draw:frame>
        <presentation:notes draw:style-name="dp2">
          <draw:page-thumbnail draw:style-name="gr1" draw:layer="layout" svg:width="13.968cm" svg:height="10.476cm" svg:x="3.81cm" svg:y="2.123cm" draw:page-number="90"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1"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46"><text:s text:c="4"/></text:span><text:span text:style-name="T145">public</text:span><text:span text:style-name="T146"> </text:span><text:span text:style-name="T147">GreeterClient</text:span><text:span text:style-name="T148">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18">display</text:span><text:span text:style-name="T62">(</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46"><text:s text:c="4"/></text:span><text:span text:style-name="T145">public</text:span><text:span text:style-name="T146"> </text:span><text:span text:style-name="T147">GreeterClient</text:span><text:span text:style-name="T148">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18">display</text:span><text:span text:style-name="T62">(</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3"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0">out</text:span><text:span text:style-name="T104">.println(</text:span><text:span text:style-name="T171">"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0">out</text:span><text:span text:style-name="T104">.println(</text:span><text:span text:style-name="T17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0">out</text:span><text:span text:style-name="T104">.println(</text:span><text:span text:style-name="T171">"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5"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9" draw:text-style-name="P1"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0">out</text:span><text:span text:style-name="T104">.println(</text:span><text:span text:style-name="T171">"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0">out</text:span><text:span text:style-name="T104">.println(</text:span><text:span text:style-name="T17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0">out</text:span><text:span text:style-name="T104">.println(</text:span><text:span text:style-name="T171">"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6"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5"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5"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99"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draw:page-thumbnail draw:style-name="gr1" draw:layer="layout" svg:width="13.968cm" svg:height="10.476cm" svg:x="3.81cm" svg:y="2.123cm" draw:page-number="100"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30"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30"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2">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5" draw:text-style-name="P36" draw:layer="layout" svg:width="25.199cm" svg:height="13.859cm" svg:x="1.4cm" svg:y="4.914cm" presentation:class="outline" presentation:user-transformed="true">
          <draw:text-box>
            <text:list text:style-name="L3">
              <text:list-item>
                <text:p><text:span text:style-name="T173"><text:a xlink:href="http://bryncooke.github.io/cdi-unit/" xlink:type="simple">http://bryncooke.github.io/cdi-unit/</text:a></text:span></text:p>
              </text:list-item>
              <text:list-item>
                <text:p><text:span text:style-name="T173">JUnit runner for testing CDI applications</text:span></text:p>
              </text:list-item>
              <text:list-item>
                <text:p><text:span text:style-name="T173">Works by creating custom CDI/Weld deployments</text:span></text:p>
              </text:list-item>
            </text:list>
          </draw:text-box>
        </draw:frame>
        <presentation:notes draw:style-name="dp2">
          <draw:page-thumbnail draw:style-name="gr1" draw:layer="layout" svg:width="13.968cm" svg:height="10.476cm" svg:x="3.81cm" svg:y="2.123cm" draw:page-number="104"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3" draw:text-style-name="P1" draw:layer="layout" svg:width="25.199cm" svg:height="12.247cm" svg:x="1.4cm" svg:y="4.914cm" presentation:class="outline" presentation:user-transformed="true">
          <draw:text-box>
            <text:list text:style-name="L3">
              <text:list-item>
                <text:p text:style-name="P33"><text:span text:style-name="T173">Mockito via @Mock, @Spy</text:span></text:p>
              </text:list-item>
              <text:list-item>
                <text:p text:style-name="P33"><text:span text:style-name="T173">Custom deployments via @AdditionalClasses, @AdditionalClassPaths, @AdditionalPackages, @IgnoredClasses</text:span></text:p>
              </text:list-item>
              <text:list-item>
                <text:p text:style-name="P33"><text:span text:style-name="T173">Scopes via @InRequestScope, @InSessionScope, @InConversationScope</text:span></text:p>
              </text:list-item>
              <text:list-item>
                <text:p text:style-name="P33"><text:span text:style-name="T173">Alternatives via @EnabledAlternatives, @ProducesAlternative</text:span></text:p>
              </text:list-item>
              <text:list-item>
                <text:p text:style-name="P33"><text:span text:style-name="T173">Java technologies via @SupportEjb, @SupportJaxRs, @SupportDeltaspike* annotations</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18">send</text:span><text:span text:style-name="T62">(</text:span><text:span text:style-name="T67">user</text:span><text:span text:style-name="T62">.</text:span><text:span text:style-name="T118">get</text:span><text:span text:style-name="T62">() + </text:span><text:span text:style-name="T69">" said "</text:span><text:span text:style-name="T62"> + </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0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18">doReturn</text:span><text:span text:style-name="T62">(</text:span><text:span text:style-name="T69">"Bonjour"</text:span><text:span text:style-name="T62">).</text:span><text:span text:style-name="T118">when</text:span><text:span text:style-name="T62">(</text:span><text:span text:style-name="T67">hello</text:span><text:span text:style-name="T62">).</text:span><text:span text:style-name="T118">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18">verify</text:span><text:span text:style-name="T62">(</text:span><text:span text:style-name="T67">email</text:span><text:span text:style-name="T62">).</text:span><text:span text:style-name="T118">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7"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30"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2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37" draw:layer="layout" svg:width="25.199cm" svg:height="13.859cm" svg:x="1.4cm" svg:y="4.914cm" presentation:class="outline" presentation:user-transformed="true">
          <draw:text-box>
            <text:list text:style-name="L3">
              <text:list-item>
                <text:p><text:span text:style-name="T174"><text:a xlink:href="https://github.com/cdi-spec" xlink:type="simple">https://github.com/cdi-spec</text:a></text:span></text:p>
              </text:list-item>
              <text:list-item>
                <text:p><text:span text:style-name="T174"><text:a xlink:href="https://github.com/weld" xlink:type="simple">https://github.com/weld</text:a></text:span></text:p>
              </text:list-item>
              <text:list-item>
                <text:p><text:span text:style-name="T174"><text:a xlink:href="https://www.baeldung.com/java-ee-cdi" xlink:type="simple">https://www.baeldung.com/java-ee-cdi</text:a></text:span></text:p>
              </text:list-item>
              <text:list-item>
                <text:p><text:span text:style-name="T174"><text:a xlink:href="https://www.javacodegeeks.com/cdi-tutorials" xlink:type="simple">https://www.javacodegeeks.com/cdi-tutorials</text:a></text:span></text:p>
              </text:list-item>
              <text:list-item>
                <text:p><text:span text:style-name="T174"><text:a xlink:href="https://dzone.com/refcardz/contexts-and-depencency" xlink:type="simple">https://dzone.com/refcardz/contexts-and-depencency</text:a></text:span></text:p>
              </text:list-item>
              <text:list-item>
                <text:p><text:span text:style-name="T174"><text:a xlink:href="http://next-presso.com/" xlink:type="simple">http://next-presso.com/</text:a></text:span></text:p>
              </text:list-item>
              <text:list-item>
                <text:p><text:span text:style-name="T174"><text:a xlink:href="https://javaee.github.io/tutorial/cdi-basic.html" xlink:type="simple">https://javaee.github.io/tutorial/cdi-basic.html</text:a></text:span></text:p>
              </text:list-item>
              <text:list-item>
                <text:p><text:span text:style-name="T174">StackOverflow, Google, practice, ...</text:span></text:p>
              </text:list-item>
            </text:list>
          </draw:text-box>
        </draw:frame>
        <presentation:notes draw:style-name="dp2">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5"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1H40M6S</meta:editing-duration>
    <meta:editing-cycles>711</meta:editing-cycles>
    <meta:generator>LibreOffice/7.3.4.2$Windows_X86_64 LibreOffice_project/728fec16bd5f605073805c3c9e7c4212a0120dc5</meta:generator>
    <dc:date>2023-04-03T00:07:59.165000000</dc:date>
    <meta:document-statistic meta:object-count="461"/>
  </office:meta>
</office:document-meta>
</file>